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paragraph-rsid="001146b6"/>
    </style:style>
    <style:style style:name="P2" style:family="paragraph" style:parent-style-name="Preformatted_20_Text">
      <style:text-properties fo:font-weight="bold" officeooo:paragraph-rsid="001146b6" style:font-weight-asian="bold" style:font-weight-complex="bold"/>
    </style:style>
    <style:style style:name="P3" style:family="paragraph" style:parent-style-name="Preformatted_20_Text">
      <style:text-properties fo:font-weight="bold" officeooo:rsid="000de6cd" officeooo:paragraph-rsid="001146b6" style:font-weight-asian="bold" style:font-weight-complex="bold"/>
    </style:style>
    <style:style style:name="P4" style:family="paragraph" style:parent-style-name="Preformatted_20_Text">
      <style:text-properties fo:font-size="14pt" fo:font-weight="bold" officeooo:paragraph-rsid="001146b6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fo:font-size="14pt" fo:font-weight="bold" officeooo:rsid="000de6cd" officeooo:paragraph-rsid="001146b6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fo:font-size="14pt" officeooo:paragraph-rsid="001146b6" style:font-size-asian="14pt" style:font-size-complex="14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e daré alabanza y honor</text:h>
      <text:p text:style-name="P4">Luis E. Espinosa, Danilo M, Marcos W.</text:p>
      <text:p text:style-name="P6"/>
      <text:p text:style-name="P4">VERSO</text:p>
      <text:p text:style-name="P6">Tu sangre me redimió <text:s text:c="3"/></text:p>
      <text:p text:style-name="P6">para darme la luz y la paz</text:p>
      <text:p text:style-name="P6">tu vida se derramó</text:p>
      <text:p text:style-name="P6">por mi maldad se entregó</text:p>
      <text:p text:style-name="P4"/>
      <text:p text:style-name="P6">Tu amor incondicional</text:p>
      <text:p text:style-name="P6">me abrazo con dolor y pasión</text:p>
      <text:p text:style-name="P6">mi vida te ofreceré</text:p>
      <text:p text:style-name="P6">mi canto levantaré</text:p>
      <text:p text:style-name="P6"/>
      <text:p text:style-name="P4">CORO</text:p>
      <text:p text:style-name="P6">Alabanza y honor, poder y gloria</text:p>
      <text:p text:style-name="P6">al Cordero de Dios al León de Judá</text:p>
      <text:p text:style-name="P6">Al unico digno de honra</text:p>
      <text:p text:style-name="P6">Jesucristo mi Rey y Señor</text:p>
      <text:p text:style-name="P6"/>
      <text:p text:style-name="P4">VERSO</text:p>
      <text:p text:style-name="P6"/>
      <text:p text:style-name="P4">CORO X2</text:p>
      <text:p text:style-name="P6"/>
      <text:p text:style-name="P4">PUENTE</text:p>
      <text:p text:style-name="P6">Anciano de días, te quiero exaltar</text:p>
      <text:p text:style-name="P6">Postrado, te quiero adorar</text:p>
      <text:p text:style-name="P6"/>
      <text:p text:style-name="P4">CORO X2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h text:style-name="P1" text:outline-level="1">Eres Todopoderoso</text:h>
      <text:p text:style-name="P4">Danilo Montero</text:p>
      <text:p text:style-name="P6"/>
      <text:p text:style-name="P4">VERSO</text:p>
      <text:p text:style-name="P6">La única razón de mi adoración</text:p>
      <text:p text:style-name="P6">Eres tú mi Jesús</text:p>
      <text:p text:style-name="P6">El único motivo para vivir</text:p>
      <text:p text:style-name="P6">Eres tú Mi Señor</text:p>
      <text:p text:style-name="P6"/>
      <text:p text:style-name="P6">Mi única verdad está en Ti</text:p>
      <text:p text:style-name="P6">Eres mi luz y mi salvación</text:p>
      <text:p text:style-name="P6">Mi único amor eres Tu Señor</text:p>
      <text:p text:style-name="P6">Y por siempre te alabaré</text:p>
      <text:p text:style-name="P6"/>
      <text:p text:style-name="P4">CORO x1</text:p>
      <text:p text:style-name="P6">Tu Eres Todo poderoso</text:p>
      <text:p text:style-name="P6">Eres Grande y Majestuoso</text:p>
      <text:p text:style-name="P6">Eres Fuerte, Invencible</text:p>
      <text:p text:style-name="P6">Y no hay nadie como Tú</text:p>
      <text:p text:style-name="P6"/>
      <text:p text:style-name="P4">VERSO</text:p>
      <text:p text:style-name="P6"/>
      <text:p text:style-name="P4">CORO X2</text:p>
      <text:p text:style-name="P6">Tu Eres Todo poderoso</text:p>
      <text:p text:style-name="P6">Eres Grande y Majestuoso</text:p>
      <text:p text:style-name="P6">Eres Fuerte, Invencible</text:p>
      <text:p text:style-name="P6">Y no hay nadie como Tú</text:p>
      <text:p text:style-name="P6"/>
      <text:p text:style-name="P4">SOLO</text:p>
      <text:p text:style-name="P4"/>
      <text:p text:style-name="P4">CORO x4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h text:style-name="P1" text:outline-level="1"><text:soft-page-break/>Palabras de vida eterna </text:h>
      <text:p text:style-name="P6"><text:span text:style-name="T1">Luis Enrique Espinosa</text:span> </text:p>
      <text:p text:style-name="P6"/>
      <text:p text:style-name="P6"><text:span text:style-name="T1">VERSO I</text:span> </text:p>
      <text:p text:style-name="P6">Pan de vida es Cristo </text:p>
      <text:p text:style-name="P6">la luz del mundo es Jesús </text:p>
      <text:p text:style-name="P6">Cordero de Dios inmolado en la cruz </text:p>
      <text:p text:style-name="P6">mi Salvador y Rey </text:p>
      <text:p text:style-name="P6"/>
      <text:p text:style-name="P6"><text:span text:style-name="T1">VERSO II</text:span> </text:p>
      <text:p text:style-name="P6">El gran maestro es Cristo </text:p>
      <text:p text:style-name="P6">el Buen Pastor es Jesús </text:p>
      <text:p text:style-name="P6">el Hijo de Dios y el gran YO SOY </text:p>
      <text:p text:style-name="P6">el agua que sacia mi sed </text:p>
      <text:p text:style-name="P6"/>
      <text:p text:style-name="P6"><text:span text:style-name="T1">CORO</text:span> </text:p>
      <text:p text:style-name="P6">Solo Cristo tiene <text:s text:c="4"/></text:p>
      <text:p text:style-name="P6">Palabras de Vida Eterna </text:p>
      <text:p text:style-name="P6">Solo Cristo tiene <text:s text:c="4"/></text:p>
      <text:p text:style-name="P6">Palabras de Vida Eterna </text:p>
      <text:p text:style-name="P6">para el aflijido, para el quebrantado </text:p>
      <text:p text:style-name="P6">para todo aquel que quiera ser </text:p>
      <text:p text:style-name="P6">libre del pecado </text:p>
      <text:p text:style-name="P6"/>
      <text:p text:style-name="P6"><text:span text:style-name="T1">VERSO I</text:span> </text:p>
      <text:p text:style-name="P6"/>
      <text:p text:style-name="P4">VERSO II</text:p>
      <text:p text:style-name="P6"/>
      <text:p text:style-name="P5">COR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" text:outline-level="1">Cuan grande es Dios</text:h>
      <text:p text:style-name="P4">En Espíritu y en Verdad</text:p>
      <text:p text:style-name="P6"/>
      <text:p text:style-name="P4">VERSO I</text:p>
      <text:p text:style-name="P6">El esplendor de un Rey</text:p>
      <text:p text:style-name="P6">vestido en Majestad</text:p>
      <text:p text:style-name="P6">La Tierra alegre está</text:p>
      <text:p text:style-name="P6">La Tierra alegre está</text:p>
      <text:p text:style-name="P6"/>
      <text:p text:style-name="P6">Cubierto está de luz</text:p>
      <text:p text:style-name="P6">venció a la oscuridad</text:p>
      <text:p text:style-name="P6">Y tiembla a Su voz</text:p>
      <text:p text:style-name="P6">Tiembla a Su voz</text:p>
      <text:p text:style-name="P6"/>
      <text:p text:style-name="P4">CORO x1</text:p>
      <text:p text:style-name="P6">Cuán Grande es Dios</text:p>
      <text:p text:style-name="P6">Cántale, Cuán grande es Dios</text:p>
      <text:p text:style-name="P6">Y todos lo verán</text:p>
      <text:p text:style-name="P6">Cuán grande es Dios</text:p>
      <text:p text:style-name="P6"/>
      <text:p text:style-name="P4">VERSO II</text:p>
      <text:p text:style-name="P6">Día a día El está</text:p>
      <text:p text:style-name="P6">y el tiempo está en El</text:p>
      <text:p text:style-name="P6">Principio y el fin</text:p>
      <text:p text:style-name="P6">Principio y el fin</text:p>
      <text:p text:style-name="P6"/>
      <text:p text:style-name="P6">La Trinidad en Dios</text:p>
      <text:p text:style-name="P6">El Padre, Hijo, Espíritu</text:p>
      <text:p text:style-name="P6">Cordero y el León</text:p>
      <text:p text:style-name="P6">Cordero y el León</text:p>
      <text:p text:style-name="P6"/>
      <text:p text:style-name="P4">CORO x2</text:p>
      <text:p text:style-name="P6"/>
      <text:p text:style-name="P4">PUENTE x2</text:p>
      <text:p text:style-name="P6">Y Tu Nombre sobre todo es</text:p>
      <text:p text:style-name="P6">Tu eres Digno de alabar</text:p>
      <text:p text:style-name="P6">Y mi ser dirá</text:p>
      <text:p text:style-name="P6">Cuan grande es Dios</text:p>
      <text:p text:style-name="P6"/>
      <text:p text:style-name="P4">CORO x4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C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8:25:24.648525073</meta:creation-date>
    <dc:date>2024-08-17T18:28:14.763474529</dc:date>
    <meta:editing-duration>PT2M51S</meta:editing-duration>
    <meta:editing-cycles>2</meta:editing-cycles>
    <meta:generator>LibreOffice/7.4.7.2$Linux_x86 LibreOffice_project/40$Build-2</meta:generator>
    <meta:document-statistic meta:table-count="0" meta:image-count="0" meta:object-count="0" meta:page-count="2" meta:paragraph-count="101" meta:word-count="397" meta:character-count="1919" meta:non-whitespace-character-count="1590"/>
  </office:meta>
</office:document-meta>
</file>